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Arial, sans-serif" svg:font-family="Arial, sans-serif" style:font-family-generic="roman" svg:panose-1="0 0 0 0 0 0 0 0 0 0"/>
    <style:font-face style:name="Times" svg:font-family="Times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 fo:language="en" fo:country="US"/>
    </style:style>
    <style:style style:name="P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justify" fo:margin-bottom="0in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6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7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2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7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0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2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29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0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1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2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3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4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5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6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7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8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39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0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1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2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3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4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3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4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5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6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7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8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59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60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61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  <style:style style:name="P462" style:parent-style-name="Normal" style:family="paragraph">
      <style:paragraph-properties fo:text-align="justify" fo:margin-bottom="0in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opyeditor : Mathilde Nicolas.<text:s/></text:p>
      <text:p text:style-name="P2">Creator: Renaudot, Théophraste (1586-1653).<text:s/></text:p>
      <text:p text:style-name="P3">Title: « Les particularitez des divertissemens pris à Versailles par leurs Majestés », dans Recueil des gazettes nouvelles, ordinaires et extraordinaires. Relations et récits des choses avenues tant en ce royaume qu'ailleurs, pendant l'année mil six cent soixante-quatre.<text:s/></text:p>
      <text:p text:style-name="P4">Date: 28 mai 1664.<text:s/></text:p>
      <text:p text:style-name="P5"><text:span text:style-name="T6">Bibl: Renaudot, Théophraste,<text:s/></text:span><text:span text:style-name="T7">Recueil des gazettes nouvelles, ordinaires et extraordinaires. Relations et récits des choses avenues tant en ce royaume qu'ailleurs, pendant l'année mil six cent soixante-quatre.</text:span><text:span text:style-name="T8">, Paris, Bureau d’adresse, 1664.</text:span></text:p>
      <text:p text:style-name="P9"/>
      <text:p text:style-name="P10"/>
      <text:p text:style-name="P11">481</text:p>
      <text:p text:style-name="P12">LES<text:s/></text:p>
      <text:p text:style-name="P13">PARTICULARITEZ</text:p>
      <text:p text:style-name="P14">Des Divertissemens pris à Ver-</text:p>
      <text:p text:style-name="P15">sailles, par Leurs Majestez.<text:s/></text:p>
      <text:p text:style-name="P16"/>
      <text:p text:style-name="P17">Puis qu'ils sont des effets de</text:p>
      <text:p text:style-name="P18">cette Paix gtorieuse que</text:p>
      <text:p text:style-name="P19">nostre Grand Monarque a</text:p>
      <text:p text:style-name="P20">procurée toute l'Europe,</text:p>
      <text:p text:style-name="P21">il est bien juste qu'on en fas-</text:p>
      <text:soft-page-break/>
      <text:p text:style-name="P22">se une Peinture parlante en</text:p>
      <text:p text:style-name="P23">faveur de tous les Peuples</text:p>
      <text:p text:style-name="P24">qui la composent : &amp; d'ailleurs, ils ont esté trop</text:p>
      <text:p text:style-name="P25">éclatans &amp; trop magnifiques, pour n'estre pas un</text:p>
      <text:p text:style-name="P26">sujet d'admiration à un chacun en leur don-</text:p>
      <text:p text:style-name="P27">nant pour Théatre, tous les lieux où l'Histoire</text:p>
      <text:p text:style-name="P28">journaliére en peut transporter le Spectacle.</text:p>
      <text:p text:style-name="P29"/>
      <text:p text:style-name="P30">Ils avoyent pour titre, les Plaisirs de l’Isle en-</text:p>
      <text:p text:style-name="P31">chantée, où la Magicienne Alcine que nous</text:p>
      <text:p text:style-name="P32">dépeint l'Arioste , arrestoit aupres d'elle, grand</text:p>
      <text:p text:style-name="P33">mombre de Chevaliers, tant par les charmes de</text:p>
      <text:p text:style-name="P34">sa beauté, que par ses enchantemens : &amp; le Duc</text:p>
      <text:p text:style-name="P35">de S. Agnan, reconnu pour l'un des plus beaux</text:p>
      <text:p text:style-name="P36"/>
      <text:p text:style-name="P37">482</text:p>
      <text:p text:style-name="P38">Esprits de la Cour, ayant envelopé ces Divertis-</text:p>
      <text:p text:style-name="P39">semens, d'une si agréable Fable, comme cette</text:p>
      <text:p text:style-name="P40">Magicienne se servoit des Tournoys, des Festins,</text:p>
      <text:p text:style-name="P41">de la Comédie , &amp; de la Musique, aussi bien que</text:p>
      <text:p text:style-name="P42">du pouvoir de ses Démons, pour mieux captiver</text:p>
      <text:p text:style-name="P43">ses Amans, ils furent composez d’une Course de</text:p>
      <text:soft-page-break/>
      <text:p text:style-name="P44">Bague pour la premiére Journée, d'une Comé-</text:p>
      <text:p text:style-name="P45">die pour la seconde, &amp; d'un Balet pour la 3, avec</text:p>
      <text:p text:style-name="P46">Festins, Concerts, &amp; tout ce qui estoit capable</text:p>
      <text:p text:style-name="P47">de les rendre dignes de la plus galante, &amp; de la</text:p>
      <text:p text:style-name="P48">plus pompeuse Cour de l'Univers. On avoit,</text:p>
      <text:p text:style-name="P49">aussi, feint tres agréablement, qu'Alcine n’es-</text:p>
      <text:p text:style-name="P50">tant pas contante de ne faire parétre la force de</text:p>
      <text:p text:style-name="P51">ses enchantemens qu' en un seul endroit, apres</text:p>
      <text:p text:style-name="P52">avoir visité divers Climats, l’avoit fait aborder</text:p>
      <text:p text:style-name="P53">en France : &amp; que pour rendre hommage à la</text:p>
      <text:p text:style-name="P54">Reyne, dont les rares qualitez lui causoyent au-</text:p>
      <text:p text:style-name="P55">tant de respect que d'admiration, elle avoit or-</text:p>
      <text:p text:style-name="P56">donné aux Guerriers qu elle tenoit ainsi enchai-</text:p>
      <text:p text:style-name="P57">nez, de faire tout ce qu'ils pourroyent pour</text:p>
      <text:p text:style-name="P58">plaire à une grande &amp; si belle Princesse.<text:s/></text:p>
      <text:p text:style-name="P59"/>
      <text:p text:style-name="P60">Suivant un projet si bien concerté, les Plaisirs</text:p>
      <text:p text:style-name="P61">de l’Isle enchantée se commancérent le 7 de ce</text:p>
      <text:p text:style-name="P62">mois, par la Course de Bague, pour le sujet de la-</text:p>
      <text:p text:style-name="P63">quelle le Duc de Saint Agnan avoit, pareille-</text:p>
      <text:p text:style-name="P64">ment, choisi les Jeux Pythiens où Apollon pré-</text:p>
      <text:p text:style-name="P65"/>
      <text:p text:style-name="P66">483</text:p>
      <text:p text:style-name="P67">sidoit: &amp; le lieu de ce Tournoy fut établi dans</text:p>
      <text:p text:style-name="P68">le Petit Parc, au milieu de la grande Allée qui</text:p>
      <text:p text:style-name="P69">regarde le Chasteau de Versailles, lequel estant</text:p>
      <text:p text:style-name="P70">un Composé de ce que l’Art &amp; la Nature sçau-</text:p>
      <text:p text:style-name="P71">royent assambler de beau &amp; de délicieux, pou-</text:p>
      <text:p text:style-name="P72">voit bien estre une Image de cette Isle enchantée.</text:p>
      <text:p text:style-name="P73">On avoit dressé sur les trois Avenües autant</text:p>
      <text:p text:style-name="P74">de grands Portiques de verdure, ornez d'Escus-</text:p>
      <text:p text:style-name="P75">sons ; avec de hautes Figures, &amp; des Trophées</text:p>
      <text:p text:style-name="P76">qui les rendoyent fort superbes : &amp; à l’en-</text:p>
      <text:p text:style-name="P77">trée d'un Rond qui se forme au milieu de cette</text:p>
      <text:p text:style-name="P78">Allée, en descendant du Chasteau, l’on avoit mis</text:p>
      <text:p text:style-name="P79">les hauts Dais pour les Reynes, avec des Echa-</text:p>
      <text:p text:style-name="P80">faux pour toute la Cour.</text:p>
      <text:p text:style-name="P81">Leurs Majestez s’y estans placées sur les Six</text:p>
      <text:p text:style-name="P82">heures du soir, le Roy, &amp; les principaux Sei-</text:p>
      <text:p text:style-name="P83">gneurs qui représentoyent avec Sa Majesté, au-</text:p>
      <text:p text:style-name="P84">tant de Chevaliers, parurent en cet ordre, tous</text:p>
      <text:p text:style-name="P85">richement vestus à la Gréque, &amp; formans un</text:p>
      <text:p text:style-name="P86">tres brillante Quadrille.</text:p>
      <text:p text:style-name="P87">Un Héraut d'Armes marchoit à la teste avec</text:p>
      <text:p text:style-name="P88">trois Pages, l’un de Roger, Chef de la Quadrille,</text:p>
      <text:p text:style-name="P89">le 2, de Guidon le Sauvage, Maréchal de Camp,</text:p>
      <text:p text:style-name="P90">&amp; le 3, d'Oger le Danois, Juge des Courses, dont</text:p>
      <text:p text:style-name="P91">ils portoyent les Lances, &amp; les Ecus.</text:p>
      <text:p text:style-name="P92"/>
      <text:p text:style-name="P93">Sur leurs pas, estoyent 4 Trompettes &amp; deux</text:p>
      <text:p text:style-name="P94"/>
      <text:p text:style-name="P95">484</text:p>
      <text:p text:style-name="P96">Tymbales qui inspiroyent la gayeté, en rem-</text:p>
      <text:p text:style-name="P97">plissant l'air de leurs fanfares, &amp; de leurs sons : &amp;</text:p>
      <text:p text:style-name="P98">apres eux, venoit Guidon le Sauvage Maréchal</text:p>
      <text:p text:style-name="P99">de Camp, representé par le Duc de S. Agnan,</text:p>
      <text:p text:style-name="P100">qui avoit pour corps de sa Devise, un Tymbre</text:p>
      <text:p text:style-name="P101">d'Horloge frapé par le marteau, avec cette</text:p>
      <text:p text:style-name="P102">Ame, De mis golpes, mi Ruido, &amp; pour sa couleur,</text:p>
      <text:p text:style-name="P103">blanc &amp; or, avec des galans incarnats &amp; noirs.</text:p>
      <text:p text:style-name="P104">Il estoit joint par huit autres Trompettes &amp;</text:p>
      <text:p text:style-name="P105">deux Tymbales qui devançoyent Roger, repré-</text:p>
      <text:p text:style-name="P106">senté avec tous les avantages du plus achevé</text:p>
      <text:p text:style-name="P107">des Héros, puis qu'il l’estoit par un Roy qui ne</text:p>
      <text:p text:style-name="P108">peut avoir de pareil. Aussi, le Corps de sa Devi-</text:p>
      <text:p text:style-name="P109">se estoit un Soleil, pour montrer qu'il est uni-</text:p>
      <text:p text:style-name="P110">que comme ce bel Astre : &amp; ces paroles, Neccesso,</text:p>
      <text:p text:style-name="P111">necerro, qui en faisoyent l'ame, exprimoyent,</text:p>
      <text:p text:style-name="P112">pareillement des mieux, qu'il ne se lasse, ni ne s'é-</text:p>
      <text:p text:style-name="P113">gare jamais, non plus que lui, dans ses glorieux</text:p>
      <text:p text:style-name="P114">Travaux.</text:p>
      <text:p text:style-name="P115">Sa Majesté estoit avantageusement ves-</text:p>
      <text:p text:style-name="P116">tüe &amp; montée, ayant sa couleur de Feu, or,</text:p>
      <text:p text:style-name="P117">&amp; argent : &amp; le Duc de Noailles repré-</text:p>
      <text:p text:style-name="P118">sentoit derriére Elle, Oger le Danois,</text:p>
      <text:p text:style-name="P119">Juge du Camp, avec sa Devise composée</text:p>
      <text:p text:style-name="P120">d'un Aigle qui à la vüe du Soleil, ouvre ses ailes</text:p>
      <text:p text:style-name="P121">pour s’en approcher, &amp; de ces paroles, Fidelis</text:p>
      <text:p text:style-name="P122"/>
      <text:p text:style-name="P123">485</text:p>
      <text:p text:style-name="P124">Caudax, ayant sa couleur de Feu, noir, &amp; argent.</text:p>
      <text:p text:style-name="P125">Il estoit suivi par le Duc de Guyse, &amp; le</text:p>
      <text:p text:style-name="P126">Comte d' Armagnac, le premier représentant</text:p>
      <text:p text:style-name="P127">Aquilant le Noir, avec un Lion qui dormoit, ac-</text:p>
      <text:p text:style-name="P128">compagné de ces paroles, Et quiescente paves-</text:p>
      <text:p text:style-name="P129">cunt : &amp; l'autre Griffon le Blanc, qui avoit pour</text:p>
      <text:p text:style-name="P130">corps de sa Devise, une Hermine, avec cette</text:p>
      <text:p text:style-name="P131">ame, Ex candore decus, &amp; pour la couleur, ar-</text:p>
      <text:p text:style-name="P132">gent &amp; blanc.</text:p>
      <text:p text:style-name="P133">Apres eux estoyent les Ducs de Foix &amp; de</text:p>
      <text:p text:style-name="P134">Coaslin, dont le premier désignoit Renaud,</text:p>
      <text:p text:style-name="P135">ayant pour Devise, un Vaisseau dans la Mer, avec</text:p>
      <text:p text:style-name="P136">ces mots, Longe levis aura feret, &amp; pour couleur</text:p>
      <text:p text:style-name="P137">incarnat, or &amp; argent : &amp; le second, désignoit</text:p>
      <text:p text:style-name="P138">Dadon, ayant pour Devise, un Soleil, &amp; l’Helyo-</text:p>
      <text:p text:style-name="P139">trope qui ensüit tous les mouvernens, avec ces</text:p>
      <text:p text:style-name="P140">mots, Splendor ab ubsequio, &amp; pour couleur, vert,<text:s/></text:p>
      <text:p text:style-name="P141">blanc, &amp; argent.<text:s/></text:p>
      <text:p text:style-name="P142">Ils estoyent joints par le Comte de Lude, &amp; le</text:p>
      <text:p text:style-name="P143">Prince de Marillac : celui là représentant As-</text:p>
      <text:p text:style-name="P144">tolphe, avec un Chifre en forme de Noeud, ac-</text:p>
      <text:p text:style-name="P145">compagné de cette ame, Non fia mai sciolto, &amp;</text:p>
      <text:p text:style-name="P146">pour couleur, incarnat, blanc, &amp; argent: &amp; ce-</text:p>
      <text:p text:style-name="P147">lui-ci, Brandimart, avec une Montre en relief,</text:p>
      <text:p text:style-name="P148">dont on voyoit les ressorts, accompagnez de</text:p>
      <text:p text:style-name="P149">ces paroles, chieto suor, commoto dentro, &amp; pour</text:p>
      <text:p text:style-name="P150"/>
      <text:p text:style-name="P151">486</text:p>
      <text:p text:style-name="P152">couleur, jaune, blanc, argent, &amp; noir.</text:p>
      <text:p text:style-name="P153">Ensüite, paressoyent le Marquis de Villequier</text:p>
      <text:p text:style-name="P154">qui représentoit Richardet, ayant pour De-</text:p>
      <text:p text:style-name="P155">vise, un Aigle qui plane devant le Soleil, avec</text:p>
      <text:p text:style-name="P156">ces mots, Uni militat Astro, &amp; pour couleur,</text:p>
      <text:p text:style-name="P157">blanc, or, &amp; argent : &amp; le Marquis de Soye-</text:p>
      <text:p text:style-name="P158">court, qui représentoit Olivier, ayant pour De-</text:p>
      <text:p text:style-name="P159">vise, une Massüe d'Hercule, avec cette ame,</text:p>
      <text:p text:style-name="P160">Vix æquat fama labores, &amp; pour couleur, bleu,</text:p>
      <text:p text:style-name="P161">blanc, &amp; argent.</text:p>
      <text:p text:style-name="P162">Ils avoyent apres eux, le Marquis d'Humiéres</text:p>
      <text:p text:style-name="P163">qui désignoit Ariodant, &amp; avoit pour Devise,</text:p>
      <text:p text:style-name="P164">toutes sorces de Couronnes, avec ces mots, No</text:p>
      <text:p text:style-name="P165">quiero menos, ainsi que pour couleur, celle de</text:p>
      <text:p text:style-name="P166">chair, blanc, &amp; argent : &amp; le Marquis de la Val-</text:p>
      <text:p text:style-name="P167">liére, qui désignoit Zerbin, &amp; avoit pour Devi-</text:p>
      <text:p text:style-name="P168">se, un Phoenix embrasé par le Soleil, sur un Ro-</text:p>
      <text:p text:style-name="P169">cher, avec ces paroles, Hoc juvat vri, &amp; pour</text:p>
      <text:p text:style-name="P170">couleur, gris de lin, blanc, &amp; argent.<text:s/></text:p>
      <text:p text:style-name="P171">Le Duc d'Enguyen venoit seul, &amp; représentoit</text:p>
      <text:p text:style-name="P172">Roland : ayant pour Devise, un Dard enlassé</text:p>
      <text:p text:style-name="P173">de Laurier, avec cette ame, Certo ferit, &amp; sa cou-</text:p>
      <text:p text:style-name="P174">leur de feu, noir, &amp; or.</text:p>
      <text:p text:style-name="P175">Cette charmante Troupe estoit suivie par Apol-</text:p>
      <text:p text:style-name="P176">lon assis sur un Char de Triomphe, de 20 pieds<text:s/></text:p>
      <text:p text:style-name="P177">de haut, de dix de large, &amp; de 24 de long, telle,<text:s/></text:p>
      <text:p text:style-name="P178"/>
      <text:p text:style-name="P179">487</text:p>
      <text:p text:style-name="P180">ment enrichi d'or, de Statües, d'Animaux, &amp; de</text:p>
      <text:p text:style-name="P181">Festons, avec les Armes Royales, qu'il ne se</text:p>
      <text:p text:style-name="P182">peut rien voir de plus pompeux qu'estoit cette</text:p>
      <text:p text:style-name="P183">roulante Machine, tirée par quatre grands che-</text:p>
      <text:p text:style-name="P184">vaux qui représentoyent les quatre Saisons, par</text:p>
      <text:p text:style-name="P185">les différantes couleurs de leur poil.</text:p>
      <text:p text:style-name="P186">Le Dieu y estoit accompagné des quatre</text:p>
      <text:p text:style-name="P187">Aages assis à ses pieds, sur de vastes degrez qui</text:p>
      <text:p text:style-name="P188">Lui formoyent un Trône, ainsi que du Temps,<text:s/></text:p>
      <text:p text:style-name="P189">Qui gouvernoit le Char, représenté par un Vieil-</text:p>
      <text:p text:style-name="P190">lard ailé, avec un Sable sur la teste, &amp; une Faux<text:s/></text:p>
      <text:p text:style-name="P191">couchée à ses pieds : les 12 Signes du Zodiaque,</text:p>
      <text:p text:style-name="P192">&amp; les 12 Heures du Jour estans autour de lui,</text:p>
      <text:p text:style-name="P193">avec les Hyéroglifes qui les défignent.</text:p>
      <text:p text:style-name="P194">Enfin, venoyent les Pages des Chevaliers,</text:p>
      <text:p text:style-name="P195">portans leurs Lances, &amp; les Ecus de leurs Devi-</text:p>
      <text:p text:style-name="P196">ses, tous richement vestus : puis 20 Pasteurs</text:p>
      <text:p text:style-name="P197">chargez de toutes les piéces de la Barriére dont</text:p>
      <text:p text:style-name="P198">la Lyce devoit estre fermée.</text:p>
      <text:p text:style-name="P199">Les Chevaliers estans entrez par l'un des Por-</text:p>
      <text:p text:style-name="P200">tiques qui aboutissoyent aux avenües du Camp,</text:p>
      <text:p text:style-name="P201">apres en avoir fait le tour, s'arrestérent devant</text:p>
      <text:p text:style-name="P202">les Reynes, &amp; Apollon fit avec les 4 Siécles, un</text:p>
      <text:p text:style-name="P203">charmant Dialogue en Vers, à la loüange de la</text:p>
      <text:p text:style-name="P204">France, de la Reyne, &amp; du Roy : apres quoy, tous</text:p>
      <text:p text:style-name="P205">ayans repris leur tour à gauche, au mesme ordre</text:p>
      <text:p text:style-name="P206"/>
      <text:p text:style-name="P207">488</text:p>
      <text:p text:style-name="P208">quils estoyent venus, ils sortirent du Camp,<text:s/></text:p>
      <text:p text:style-name="P209">pour faire place aux Pasteurs, qui en un instant,</text:p>
      <text:p text:style-name="P210">posérent la Barriére, &amp; favoriserent, ainsi, l'ar-</text:p>
      <text:p text:style-name="P211">deur que nos Chevaliers avoyent de signaler</text:p>
      <text:p text:style-name="P212">leur adresse.</text:p>
      <text:p text:style-name="P213">C’est ce qu'ils firent à l'envi, animez au point</text:p>
      <text:p text:style-name="P214">qu’il est aisé de l’imaginer ayans l’honneur d’es-</text:p>
      <text:p text:style-name="P215">tre en cette occasion, les oncurrans d’un si</text:p>
      <text:p text:style-name="P216">grand Roy, excepté les Ducs de S. Agnan &amp; de</text:p>
      <text:p text:style-name="P217">Noailles, que leurs Charges de Maréchal de</text:p>
      <text:p text:style-name="P218">Camp, &amp; de Juges du Camp, empescherent</text:p>
      <text:p text:style-name="P219">de parestre en cette Course : &amp; leur querel-</text:p>
      <text:p text:style-name="P220">le s’estant décidée à l’entrée de la Nuit, par</text:p>
      <text:p text:style-name="P221">les avantages du Marquis de la Valliere qui</text:p>
      <text:p text:style-name="P222">emporta le Prix, toute la place parut eclairée</text:p>
      <text:p text:style-name="P223">d'un nombre infini de flambeaux sur des chan-</text:p>
      <text:p text:style-name="P224">deliers suspendus a l’entour des Palissades, &amp;</text:p>
      <text:p text:style-name="P225">prodüisans les plus agréables effets du monde.</text:p>
      <text:p text:style-name="P226">En mesme temps, on veid entrer par le Porti-</text:p>
      <text:p text:style-name="P227">que de la droite, une Compagnie de 36 Concer-</text:p>
      <text:p text:style-name="P228">tans, qui marchoyent en fort bel ordre, au de-</text:p>
      <text:p text:style-name="P229">vant des 4 Saisons : le Printemps sur un che-</text:p>
      <text:p text:style-name="P230">val de Naples, l'Eté, sur un Eléphant d’E-</text:p>
      <text:p text:style-name="P231">thiopie, l'Automne, sur un Chameau d'Asie</text:p>
      <text:p text:style-name="P232">&amp; l'Hyver, sur un Ours d'Hybernie : chacun</text:p>
      <text:p text:style-name="P233">se faisant connoistre par ses Fleurs, ses Epics, ses</text:p>
      <text:p text:style-name="P234">Früits, &amp; ses Glaces.<text:s/></text:p>
      <text:p text:style-name="P235"/>
      <text:p text:style-name="P236">489</text:p>
      <text:p text:style-name="P237">A peine cette nombreuse Troupe se fut éga-</text:p>
      <text:p text:style-name="P238">lement séparée aux deux costez de la Place, en</text:p>
      <text:p text:style-name="P239">présence de Leurs Majestez, laissans les 4 Ani-</text:p>
      <text:p text:style-name="P240">maux de front au devant d'Elles, qu'il parut à</text:p>
      <text:p text:style-name="P241">leur süite, 48 hommes, qui représentoyent 12</text:p>
      <text:p text:style-name="P242">Jardiniers, autant de Moissonneurs, pareil nom-</text:p>
      <text:p text:style-name="P243">bre de Vandangeurs, &amp; 12 Vieillards, tous char-</text:p>
      <text:p text:style-name="P244">gez de grands Bassins de Früits en pyramides,</text:p>
      <text:p text:style-name="P245">dont l'embellissement, la magnificence, &amp; la</text:p>
      <text:p text:style-name="P246">rareté, mirent les Spectateurs dans une admira-</text:p>
      <text:p text:style-name="P247">tion extraordinaire.</text:p>
      <text:p text:style-name="P248">Les Saisons s'adressans à la Reyne, par</text:p>
      <text:p text:style-name="P249">de beaux Vers à sa loüange, lui offrirent</text:p>
      <text:p text:style-name="P250">leurs Présens, que ceux de leur Süite por-</text:p>
      <text:p text:style-name="P251">tèrent sur 4 Buffets qui parurent aux deux</text:p>
      <text:p text:style-name="P252">costez des Portiques de la droite &amp; de la gau-</text:p>
      <text:p text:style-name="P253">che : ce qu'ils n'eurent pas achevé, qu'un nou-</text:p>
      <text:p text:style-name="P254">veau brüit, mais des plus doux, obligea les Spec-</text:p>
      <text:p text:style-name="P255">tateurs à tourner les yeux du costé des mesmes</text:p>
      <text:p text:style-name="P256">Portiques.</text:p>
      <text:p text:style-name="P257">C'estoit une autre Bande de Concertans qui</text:p>
      <text:p text:style-name="P258">en fortoyent, marchans au petit pas a en tres-</text:p>
      <text:p text:style-name="P259">bel ordre, encor au devant d'une Machine de 18</text:p>
      <text:p text:style-name="P260">pieds de haut, &amp; de 12 de large, constrüite de</text:p>
      <text:p text:style-name="P261">plusieurs troncs d'arbres entrelassez, &amp; por-</text:p>
      <text:p text:style-name="P262">tée avec tant d'artifice, qu'il sembloit qu'elle se</text:p>
      <text:p text:style-name="P263"/>
      <text:p text:style-name="P264">490<text:s/></text:p>
      <text:p text:style-name="P265">remüast par elle mesme. Diane &amp; Pan qui es-</text:p>
      <text:p text:style-name="P266">toyent dessus, se présentérent ainsi, à Leurs Ma-</text:p>
      <text:p text:style-name="P267">jestez : &amp; lors que la Machine fut arrivée au mi-</text:p>
      <text:p text:style-name="P268">lieu de la Place, &amp; que tous les Concertans</text:p>
      <text:p text:style-name="P269">joints ensemble, eurent ravi l'Assistance, ils</text:p>
      <text:p text:style-name="P270">leur offrirent ce qu'ils avoyent de meilleur</text:p>
      <text:p text:style-name="P271">de leur Chasse, &amp; de leur Ménagerie, qui con-</text:p>
      <text:p text:style-name="P272">sistoit en 36 grands plats de viandes portez par</text:p>
      <text:p text:style-name="P273">autant d'hommes, sur leurs testes accompagnez</text:p>
      <text:p text:style-name="P274">de plusieurs autres, avec des flambeaux, &amp; de 18</text:p>
      <text:p text:style-name="P275">Pages pour servir à Table.</text:p>
      <text:p text:style-name="P276"/>
      <text:p text:style-name="P277">Il n'y a que le seul Spectacle de tant de cho-</text:p>
      <text:p text:style-name="P278">ses qu'on veid alors, qui püisse faire conce-</text:p>
      <text:p text:style-name="P279">voir l'effet qu'elles prodüisoyent pour former</text:p>
      <text:p text:style-name="P280">vne espéce d'enchantement dans un si beau</text:p>
      <text:p text:style-name="P281">lieu, ainsi que le parut encor une Table qui se</text:p>
      <text:p text:style-name="P282">découvrit en mesme temps que toutes les Ma-</text:p>
      <text:p text:style-name="P283">chines eurent repris leur route pour rentrer, &amp;</text:p>
      <text:p text:style-name="P284">que les Concertans défîlérent devant Leurs</text:p>
      <text:p text:style-name="P285">Majestez, pour se placer en face, sur un Echa-</text:p>
      <text:p text:style-name="P286">faut qu'on avoit expres dressé.</text:p>
      <text:p text:style-name="P287">Cette Table esloit de 72 pieds de long, en</text:p>
      <text:p text:style-name="P288">demi Cercle, ornée de grands Festons de fleurs,</text:p>
      <text:p text:style-name="P289">avec 42 Couverts, &amp; 72 flambeaux de vermeil</text:p>
      <text:p text:style-name="P290">doré : &amp; ceux de la Süite de Pan &amp; de Diane, y</text:p>
      <text:p text:style-name="P291">posérent leurs plats, qui composérent le plus</text:p>
      <text:p text:style-name="P292"/>
      <text:p text:style-name="P293">491</text:p>
      <text:p text:style-name="P294">superbe &amp; le plus délicieux Festin qu’on püisse</text:p>
      <text:p text:style-name="P295">imaginer.</text:p>
      <text:p text:style-name="P296">Cependant, 24 Danseurs sur l’espace du Ter-</text:p>
      <text:p text:style-name="P297">rain qui demeuroit vüide, firent une fort belle</text:p>
      <text:p text:style-name="P298">Entrée : &amp; lors, Leurs Majestez prirent leur pla-</text:p>
      <text:p text:style-name="P299">ce au milieu de cette Table, ayans à leurs cos-</text:p>
      <text:p text:style-name="P300">tez, Monsieur, Madame, &amp; les autres Princesses,</text:p>
      <text:p text:style-name="P301">&amp; Dames de la plus haute qualité, si avantageu-</text:p>
      <text:p text:style-name="P302">sement parées, qu'il sembloit que ce Banquet</text:p>
      <text:p text:style-name="P303">fust celui des Dieux, &amp; que le petit Parc de Ver-</text:p>
      <text:p text:style-name="P304">sailles se fust converti en leur Olympe. Aussi le</text:p>
      <text:p text:style-name="P305">Ciel s'estoit paré cette nüit là, de ses plus</text:p>
      <text:p text:style-name="P306">beaux Astres: &amp; l'on eust dist qu'il en avoit fait</text:p>
      <text:p text:style-name="P307">autant d'yeux pour mieux assister à ce Specta-</text:p>
      <text:p text:style-name="P308">cle, capable de lui donner de la jalousie, com-</text:p>
      <text:p text:style-name="P309">me tout le reste de la Terre. Mais si la Vüe &amp; le</text:p>
      <text:p text:style-name="P310">Goust y estoyent pleinement délectez, <text:s/>l’Oüye</text:p>
      <text:p text:style-name="P311">ne l'estoit pas moins, par la douceur de l’Har-</text:p>
      <text:p text:style-name="P312">monie de tant de Concertans, qui exécutérent,</text:p>
      <text:p text:style-name="P313">miraculeusement, les plus beaux Airs que le</text:p>
      <text:p text:style-name="P314">Sieur Baptiste nostre sçavant Orphée , eust en-</text:p>
      <text:p text:style-name="P315">cor fait entendre à cette charmante Cour: &amp;<text:s/></text:p>
      <text:p text:style-name="P316">c'est ainsi que se termina le premier Jour des Di-</text:p>
      <text:p text:style-name="P317">vertissemens de l’Isle enchantée.</text:p>
      <text:p text:style-name="P318"/>
      <text:p text:style-name="P319">Le lendemain, toute la Décoration ayant</text:p>
      <text:p text:style-name="P320"/>
      <text:p text:style-name="P321">492</text:p>
      <text:p text:style-name="P322">esté changée, on apperçeut au delà du Portique</text:p>
      <text:p text:style-name="P323">qui eftoit en face, une tres grande Sale, remplie</text:p>
      <text:p text:style-name="P324">de siéges &amp; d' Echafaux, vis à vis un autre Por-</text:p>
      <text:p text:style-name="P325">tique fermé par un Rideau. Le Roy &amp; les Rey-</text:p>
      <text:p text:style-name="P326">nes s'y estans rendus sur les 8 heures du foir, ac-</text:p>
      <text:p text:style-name="P327">compagnez de toute la Cour, on découvrit en-</text:p>
      <text:p text:style-name="P328">tre les Pallissades de la mesme Allée où s'estoit</text:p>
      <text:p text:style-name="P329">faite la Course de Bague, un fort beau, &amp; fort</text:p>
      <text:p text:style-name="P330">vaste Théâtre éclairé de quantité de Lustres: &amp;</text:p>
      <text:p text:style-name="P331">l’on y donna à Leurs Majestez, le divertissement</text:p>
      <text:p text:style-name="P332">d'une Comédie, en laquelle un Prince d'hu-</text:p>
      <text:p text:style-name="P333">meur magnifique, ayant une Fille autant enne-</text:p>
      <text:p text:style-name="P334">mie de l'Amour, quelle estoit aimable par ses</text:p>
      <text:p text:style-name="P335">charmantes qualitez, proposa des Jeux célé-</text:p>
      <text:p text:style-name="P336">bres &amp; y convia divers Princes, dans la pensée</text:p>
      <text:p text:style-name="P337">quelle y feroit, enfin, chois d'un Amant digne</text:p>
      <text:p text:style-name="P338">d'elle. Outre que l'Intrigue en estoit galante,</text:p>
      <text:p text:style-name="P339">elle fut entremeslée d'Entrées de Balet, &amp; de</text:p>
      <text:p text:style-name="P340">Flûtes &amp; de Violons, ensorte que rien ne pou-</text:p>
      <text:p text:style-name="P341">voit estre pIus agréable, ni plus divertissant</text:p>
      <text:p text:style-name="P342">pour cette seconde journée.</text:p>
      <text:p text:style-name="P343"/>
      <text:p text:style-name="P344">Mais ce qui se passa en la 3, ne se peut exprimer</text:p>
      <text:p text:style-name="P345">que par des Idées au delà du vrai semblable : &amp;</text:p>
      <text:p text:style-name="P346">ce fut alors, aussi, que les Spectateurs crûrent</text:p>
      <text:p text:style-name="P347">estre en une Isle enchantée. Le Théâtre de ces</text:p>
      <text:p text:style-name="P348"/>
      <text:p text:style-name="P349">493</text:p>
      <text:p text:style-name="P350">nouveaux Miracles, estoit un Rondeau qui est</text:p>
      <text:p text:style-name="P351">au bout de la mesme Allée en Ovale, de prés de</text:p>
      <text:p text:style-name="P352">200 pas de long, &amp; de 140 de large. Il y avoit un</text:p>
      <text:p text:style-name="P353">Rocher de 60 pieds en quarré, &amp; de 3 de haut,</text:p>
      <text:p text:style-name="P354">sur lequel, au milieu d'une Plaine, il en paressoit</text:p>
      <text:p text:style-name="P355">un autre de huit pieds de large, &amp; d'autant</text:p>
      <text:p text:style-name="P356">de haut : &amp; aux deux costez de cette Isle, on</text:p>
      <text:p text:style-name="P357">en voyoit encor deux à distance d’environ 40</text:p>
      <text:p text:style-name="P358">pieds, qui s'elargissoyent jusques au bord, fai-</text:p>
      <text:p text:style-name="P359">sans de part &amp; d'autre, une parfaite Symétrie.</text:p>
      <text:p text:style-name="P360">Ces Rochers estoyent remplis d'un costé, d’un</text:p>
      <text:p text:style-name="P361">nombre infini de toutes sorces de Concertans,</text:p>
      <text:p text:style-name="P362">&amp; de l'autre, de Tymbales, &amp; de Trompettes,</text:p>
      <text:p text:style-name="P363">vestus de tres magnifiques habits : &amp; toute</text:p>
      <text:p text:style-name="P364">l’Isle, les Rochers, &amp; l'enceinte du Rondeau bril-</text:p>
      <text:p text:style-name="P365">loyent d'une prodigieuse quantité de flam-</text:p>
      <text:p text:style-name="P366">beaux d'autres lumiéres : de facon que le Jour</text:p>
      <text:p text:style-name="P367">recommança de naitre dans le sein de la Nüit,</text:p>
      <text:p text:style-name="P368">malgré la violance des Vents, qui sembloyent</text:p>
      <text:p text:style-name="P369">pour satisfaire quelques Divinitez jalouses de</text:p>
      <text:p text:style-name="P370">tant de merveilles, en vouloir troubler l’appa-</text:p>
      <text:p text:style-name="P371">reil, mais dont l'on eust dit qu'ils estoyent aussï</text:p>
      <text:p text:style-name="P372">empeschez par la force de l'enchantement qui</text:p>
      <text:p text:style-name="P373">parut dans tout ce Spectacle.<text:s/></text:p>
      <text:p text:style-name="P374">Leurs Majestez s'estans placées, avec toute la</text:p>
      <text:p text:style-name="P375">Cour, sur les Amphitéatres qu'on avoit dressez</text:p>
      <text:p text:style-name="P376"/>
      <text:p text:style-name="P377">494</text:p>
      <text:p text:style-name="P378">en face donc si superbe Scéne, Elles y eurent</text:p>
      <text:p text:style-name="P379">le divertissement d'un Balet : lequel commença</text:p>
      <text:p text:style-name="P380">par la sortie qui se fit des ouvertures restans</text:p>
      <text:p text:style-name="P381">aux deux costez entre l'Isle, &amp; les Rochers, par</text:p>
      <text:p text:style-name="P382">la Magicienne Alcine, avec deux de ses Com-</text:p>
      <text:p text:style-name="P383">pagnes, chacune montée sur un Monstre</text:p>
      <text:p text:style-name="P384">marin.</text:p>
      <text:p text:style-name="P385">Estant arrivée au bord du Rondeau devant</text:p>
      <text:p text:style-name="P386">Leurs Majestez, elle découvrit par des Vers, à</text:p>
      <text:p text:style-name="P387">à ses deux Nymphes, le trouble où l’avoyent mi-</text:p>
      <text:p text:style-name="P388">se des prodiges, &amp; des songes qui lui faisoyent</text:p>
      <text:p text:style-name="P389">appréhender la rüine de son Pouvoir, &amp; la perte</text:p>
      <text:p text:style-name="P390">de ses Amans, meslant à ses plaintes, les loüan-</text:p>
      <text:p text:style-name="P391">ges de la Reyne Mére : puis elle ordonna que le</text:p>
      <text:p text:style-name="P392">Palais où elle tenoit Roger enchanté, s’ouvrist.</text:p>
      <text:p text:style-name="P393">A l'instant, par un admirable artifice, le Ro-</text:p>
      <text:p text:style-name="P394">cher se séparant aux deux bords de l’Isle, laissa</text:p>
      <text:p text:style-name="P395">voir ce Palais qui surprit également les Specta-</text:p>
      <text:p text:style-name="P396">teurs par sa magnifique structure, &amp; par l'élé-</text:p>
      <text:p text:style-name="P397">vation qui s'en fit, à mesure que le Rocher</text:p>
      <text:p text:style-name="P398">s'ouvroit, jusques à la hauteur de 25 pieds, s'é-</text:p>
      <text:p text:style-name="P399">largissant, aussï, à proportion jusques à 30 : en-</text:p>
      <text:p text:style-name="P400">sorte qu'on ne peut assez loüer le Sieur Vigara-</text:p>
      <text:p text:style-name="P401">ni Gentil-homme Modenois, qui par toutes les</text:p>
      <text:p text:style-name="P402">étonnantes Machines qui servirent aux Diver-</text:p>
      <text:p text:style-name="P403">tissemens de ces trois Journées, soûtint si digne-</text:p>
      <text:p text:style-name="P404"/>
      <text:p text:style-name="P405">495</text:p>
      <text:p text:style-name="P406">mênt sa qualité d’Ingénieur du Roy.</text:p>
      <text:p text:style-name="P407">Pendant que les beautez de ce Palais se déve-</text:p>
      <text:p text:style-name="P408">lopoyent ainsi, on entendit de toutes parts,</text:p>
      <text:p text:style-name="P409">l'harmonie des Concertans placez sur les Ro-</text:p>
      <text:p text:style-name="P410">chers : &amp; incontinant apres, il se fit six Entrées,</text:p>
      <text:p text:style-name="P411">l'une de six Géans de hauteur prodigieuse, qui</text:p>
      <text:p text:style-name="P412">estoyent commis à la Garde des Dehors d'un</text:p>
      <text:p text:style-name="P413">Lieu si considérable, &amp; qu'accompagnoyent 4</text:p>
      <text:p text:style-name="P414">Nains : la 2, de 8 Maures, chargez de la garde du</text:p>
      <text:p text:style-name="P415">Dedans, &amp; qui le visitérent exactment, chacun</text:p>
      <text:p text:style-name="P416">avec deux flambeaux : la 3, de six des Cheva-</text:p>
      <text:p text:style-name="P417">liers enchantez qui essayans de forcer leur Pri-</text:p>
      <text:p text:style-name="P418">son, furent attaquez par autant de Monstres qui</text:p>
      <text:p text:style-name="P419">en demeurérent victorieux : la 4, de la Magi-</text:p>
      <text:p text:style-name="P420">cienne Alcine, qui troublée de cette Avanture,</text:p>
      <text:p text:style-name="P421">invoqua, derechef, tous ses Esprits , deux des-</text:p>
      <text:p text:style-name="P422">quels se présentérent, faisans des sauts avec l'a-</text:p>
      <text:p text:style-name="P423">gilité qui leur est propre : la 5, d'autres Démons</text:p>
      <text:p text:style-name="P424">qui la vinrent asseurer qu'ils employeroyent</text:p>
      <text:p text:style-name="P425">tous leurs soins pour son repos : &amp; la dernière de</text:p>
      <text:p text:style-name="P426">la mesme Magicienne, qui ayant apperçeu au-</text:p>
      <text:p text:style-name="P427">pres de Roger &amp; des Chevaliers de sa Süite, une</text:p>
      <text:p text:style-name="P428">Mélisse donc elle avoit tousjours redouté la</text:p>
      <text:p text:style-name="P429">püissance, &amp; qui estoit lors déguisée en Athlas,</text:p>
      <text:p text:style-name="P430">accouroit pour empesher l'effet qu' elle venoit</text:p>
      <text:p text:style-name="P431">prodüire.</text:p>
      <text:p text:style-name="P432"/>
      <text:p text:style-name="P433">496</text:p>
      <text:p text:style-name="P434">Mais comme cette Mélisse avoit desja mis au</text:p>
      <text:p text:style-name="P435">doigt de ce brave Chevalier, une Bague qui dé-</text:p>
      <text:p text:style-name="P436">trüisoit les Enchantemens, elle ne pût s' oppo-</text:p>
      <text:p text:style-name="P437">ser à sa süte : &amp; de desespoir, elle mit le feu à son</text:p>
      <text:p text:style-name="P438">Palais, avec un flambeau, de maniére qu'il dis-</text:p>
      <text:p text:style-name="P439">parut incontinant, avec toutes les lumiéres.</text:p>
      <text:p text:style-name="P440">Aussitost, on découvrit en sa place, un Feu d’ar-</text:p>
      <text:p text:style-name="P441">tifice, duquel il n'est pas moins difficile de faire</text:p>
      <text:p text:style-name="P442">une fidelle description que du reste, puis qu'à</text:p>
      <text:p text:style-name="P443">peine les Spectateurs eurent le temps d'en re-</text:p>
      <text:p text:style-name="P444">marquer les diverses beautez, dans la grande</text:p>
      <text:p text:style-name="P445">foule des Feux qui remplirent durant demi-</text:p>
      <text:p text:style-name="P446">heure, l'Eau, l’Air, &amp; la Terre de leur lu-</text:p>
      <text:p text:style-name="P447">miére, &amp; de leur tintamarre.</text:p>
      <text:p text:style-name="P448">Ce fut par là, que se terminérent les Divertis-</text:p>
      <text:p text:style-name="P449">semens de l’Isle enchantée, qui doivent faire</text:p>
      <text:p text:style-name="P450">avoüer que la France n'est pas moins grande &amp;</text:p>
      <text:p text:style-name="P451">magnifique dans la Paix , que conquérante</text:p>
      <text:p text:style-name="P452">&amp; glorieuse dans la Guerre, depuis que son</text:p>
      <text:p text:style-name="P453">Sceptre est dans les mains d'un Monarque, dont</text:p>
      <text:p text:style-name="P454">les jours sont tous remplis de merveilles qui</text:p>
      <text:p text:style-name="P455">n'ont point d'exemple dans le Passé, &amp; qui n'au-</text:p>
      <text:p text:style-name="P456">ront rien de semblable dans l'Avenir.</text:p>
      <text:p text:style-name="P457">A Paris, du bureau d’Adresse, aux Galleries du Lou-</text:p>
      <text:p text:style-name="P458">vre, devant la rüe S. Thomas, le 28 May 1664.<text:s/></text:p>
      <text:p text:style-name="P459">Avec Privilége.<text:s/></text:p>
      <text:p text:style-name="P460"/>
      <text:p text:style-name="P461"/>
      <text:p text:style-name="P4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Arial, sans-serif" svg:font-family="Arial, sans-serif" style:font-family-generic="roman" svg:panose-1="0 0 0 0 0 0 0 0 0 0"/>
    <style:font-face style:name="Times" svg:font-family="Times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vertical-align="baseline" fo:margin-bottom="0in" fo:line-height="100%"/>
      <style:text-properties style:font-name="Calibri" style:font-name-asian="Calibri" style:font-name-complex="F" fo:font-size="12pt" style:font-size-asian="12pt" style:font-size-complex="12pt" fo:hyphenate="false"/>
    </style:style>
    <style:style style:name="pb" style:display-name="&lt;pb&gt;" style:family="text">
      <style:text-properties style:font-name="Arial, sans-serif" fo:color="#999999" fo:font-size="11pt" style:font-size-asian="11pt" fo:background-color="#FFFFFF"/>
    </style:style>
    <style:style style:name="persName" style:display-name="&lt;persName&gt;" style:family="text">
      <style:text-properties style:use-window-font-color="true" fo:background-color="#FFFF00"/>
    </style:style>
    <style:style style:name="placeName" style:display-name="&lt;placeName&gt;" style:family="text">
      <style:text-properties fo:background-color="#FF0000"/>
    </style:style>
    <style:style style:name="name" style:display-name="&lt;name&gt;" style:family="text">
      <style:text-properties fo:background-color="#0000FF"/>
    </style:style>
    <style:style style:name="tech" style:display-name="&lt;tech&gt;" style:family="text">
      <style:text-properties fo:background-color="#FFFF00"/>
    </style:style>
    <style:style style:name="BodyText" style:display-name="Body Text" style:family="paragraph" style:parent-style-name="Normal">
      <style:paragraph-properties fo:text-align="justify" fo:margin-top="0.059in" fo:margin-bottom="0.059in" fo:line-height="115%"/>
      <style:text-properties style:font-name="Times" style:font-name-asian="Times" style:font-name-complex="Times New Roman" fo:font-size="12pt" style:font-size-asian="12pt" style:font-size-complex="10pt" style:language-asian="fr" style:country-asian="FR" fo:hyphenate="false"/>
    </style:style>
    <style:style style:name="BodyTextChar" style:display-name="Body Text Char" style:family="text" style:parent-style-name="DefaultParagraphFont">
      <style:text-properties style:font-name="Times" style:font-name-asian="Times" style:font-name-complex="Times New Roman" fo:font-size="12pt" style:font-size-asian="12pt" style:font-size-complex="10pt" style:language-asian="fr" style:country-asian="FR"/>
    </style:style>
    <style:style style:name="salute" style:display-name="&lt;salute&gt;" style:family="paragraph" style:parent-style-name="Normal" style:next-style-name="BodyText">
      <style:paragraph-properties fo:margin-top="0.3937in" fo:margin-bottom="0.3937in" fo:line-height="100%"/>
      <style:text-properties style:font-name="Times" style:font-name-asian="Times" style:font-name-complex="Times New Roman" fo:font-size="12pt" style:font-size-asian="12pt" style:font-size-complex="10pt" style:language-asian="fr" style:country-asian="FR" fo:hyphenate="false"/>
    </style:style>
    <style:style style:name="foreign" style:display-name="&lt;foreign&gt;" style:family="text" style:parent-style-name="DefaultParagraphFont">
      <style:text-properties fo:color="#FF00FF"/>
    </style:style>
    <style:style style:name="byline" style:display-name="&lt;byline&gt;" style:family="paragraph" style:parent-style-name="Normal" style:next-style-name="BodyText">
      <style:paragraph-properties fo:text-align="end" fo:margin-bottom="0in" fo:line-height="100%"/>
      <style:text-properties style:font-name="Times" style:font-name-asian="Times" style:font-name-complex="Times New Roman" fo:font-size="12pt" style:font-size-asian="12pt" style:font-size-complex="10pt" style:language-asian="fr" style:country-asian="FR" fo:hyphenate="false"/>
    </style:style>
    <style:style style:name="l" style:display-name="&lt;l&gt;" style:family="paragraph" style:parent-style-name="Normal">
      <style:paragraph-properties fo:margin-bottom="0in" fo:line-height="100%"/>
      <style:text-properties style:font-name="Times" style:font-name-asian="Times" style:font-name-complex="Times New Roman" fo:font-size="12pt" style:font-size-asian="12pt" style:font-size-complex="10pt" style:language-asian="fr" style:country-asian="FR" fo:hyphenate="false"/>
    </style:style>
    <style:style style:name="date" style:display-name="&lt;date&gt;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ord</dc:creator>
    <meta:creation-date>2020-02-13T11:12:00Z</meta:creation-date>
    <dc:date>2020-02-13T11:12:00Z</dc:date>
    <meta:template xlink:href="Normal" xlink:type="simple"/>
    <meta:editing-cycles>2</meta:editing-cycles>
    <meta:editing-duration>PT0S</meta:editing-duration>
    <meta:document-statistic meta:page-count="3" meta:paragraph-count="38" meta:word-count="2844" meta:character-count="19020" meta:row-count="135" meta:non-whitespace-character-count="16214"/>
  </office:meta>
</office:document-meta>
</file>